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846in"/>
    </style:style>
    <style:style style:name="co2" style:family="table-column">
      <style:table-column-properties fo:break-before="auto" style:column-width="4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office:value-type="string" calcext:value-type="string">
            <text:p>47 நாட்கள் - சிவசங்கர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174 - கா. சுதாகர்</text:p>
          </table:table-cell>
          <table:table-cell office:value-type="string" calcext:value-type="string">
            <text:p>அறிவியல் (கணிதம்) புதினம்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க்னிச் சிறகுகள் - அப்துல் கலா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சுரன் - ஆனந்த் நீலகண்ட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ஞ்சலை - கண்மணி குணசேக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ஞ்சுவண்ணம் தெரு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ஞ்ஞாடி - பூமண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ப்பத்தா - பாரதி கிருஷ்ணகுமா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ப்பால் ஒரு நிலம் - குணா கவியழகன் (ஈழ இலக்கியம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ப்பாஸ்பாய் தோப்பு - எஸ். அர்ஷிய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பிதா – லா. ச. ராமாமிருத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ம்மா வந்தாள் – தி. ஜானகிராம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ந்நியன் - ஆல்பெர் காம்யு, வெ. ஸ்ரீரா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யல் பெண்களின் கதைகள் - எம். ரிஷான்ஷெரீப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யோத்திதாசர் - பார்ப்பனர் முதல் பறையர் வரை - டி. தருமராஜ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ரசும் புரட்சியும் - லெனி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ரசூர் வம்சம் - இரா. முரு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ற்றவைகளால் நிரம்பியவள் - பிரியா விஜயராக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றியப்படாத தமிழகம் - தொ. பரமசி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றுபடும் விலங்கு - கரன் கார்க்க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ன்புள்ள புல்புல் - சுனில் கிருஷ்ணன் (காந்தியம் பற்றி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ன்னை - கிரேஸியா டெலடா, தி. ஜானகிராமன் (தமிழில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னார்கலியின் காதலர்கள் - எஸ். செந்தில்குமார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ஜ்வா - சரவணன் சந்த்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ஜ்னபி - மீரான் மைதீ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ஆங்காரம் - ஏக்நாத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ஆபரேஷன் நோவா - தமிழ்மகன்</text:p>
          </table:table-cell>
          <table:table-cell office:value-type="string" calcext:value-type="string">
            <text:p>அறிவியல் புனைகதை - நிவியின் கண்ணில் பட்டது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ஆதிச்சநல்லூர் முதல் கீழடி வரை - நிவேதிதா லூயிஸ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ஆதிரை - சயந்த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ஆரோக்கிய நிகேதனம் - தாராசங்கர் பந்த்யோபாத்யாய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ஆலய பிரவேச உரிமை - பி. சிதம்பரம் பிள்ளை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ஆளற்ற பாலம் - கொண்டபல்லி கோடேஸ்வரம்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ஆறாவடு - சயந்த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இதய நாதம் - ந. சிதம்பர சுப்ரமண்ய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இந்திய விடுதலை வெற்றி (தன்வரலாறு) - அபுல் கலாம் அஸாத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இவர்களும் தெய்வமாக்கப்படலாம்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உலகின் மிட நீண்ட கழிவறை - அகரமுதல்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ஊடறுப்பு - வேல்முருகன் இளங்கோ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ஊர்வாயி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எண்ணும் மனிதன் - மல்பா தஹான், கயல்விழ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எரியும் பனிக்காடு - பி. எச். டேனியல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என் சரித்திரம் - உ. வே. சாமிநாதைய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என் பெயர் ராமசேஷன் – ஆத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ஏழரைப்பங்காளி வகையறா - எஸ். அர்ஷிய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ஏழு நதிகளின் நாடு - சஞ்சீவ் சன்யால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ஒரு சிங்கம் முயலாகிறது - சிவசங்கர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ஒரு புளியமரத்தின் கதை – சுந்தர ராமசாம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ஒரு பொருளாதார அடியாளின் ஒப்புதல் வாக்குமூலம் - ஜான் பெர்க்கின்ஸ், இரா. முருகவேள் (மொழியாக்கம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ஒரு மனிதன் ஒரு வீடு ஒரு உலகம் – ஜெயகாந்த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ஒற்றைப் பல் - கரன் கார்க்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சாக்கின் இதிகாசம் - ஓ.வி.விஜயன், யூமா வாசுகி (தமிழில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டல்புரத்தில் - வண்ணநில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டல்புறா - சாண்டில்யன் (பொன்னியின் செல்வன் போன்றாது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டுவழித்துணை - கமலதேவி</text:p>
          </table:table-cell>
          <table:table-cell office:value-type="string" calcext:value-type="string">
            <text:p>'பேசும் புத்தகம்'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ம்பாநதி – வண்ணநில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ர்ப்பநிலம் - குணா கவியழகன் (ஈழ இலக்கியம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ருக்கு - பாம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லங்கிய நதி - பி. எ. கிருஷ்ண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ன்னி - ஜெ. பிரான்சிஸ் கிருப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னவு தொழிற்சாலை - சுஜாதா</text:p>
          </table:table-cell>
          <table:table-cell office:value-type="string" calcext:value-type="string">
            <text:p>சாரு நிவேதித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ாகித மலர்கள் - ஆதவன்</text:p>
          </table:table-cell>
          <table:table-cell office:value-type="string" calcext:value-type="string">
            <text:p>சாரு நிவேதித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ாடு – ஜெயமோக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ாடோடி - நக்கீ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ீதாரி - சு. தமிழ்செல்வ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ீதையின் மறுபக்கம் - கி. வீரமண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ுமரிக்கண்டமா சுமேரியமா? - பா. பிரபாகர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ுலேபகாவலி - ஆத்மார்த்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ுள்ளன் - பார் லாகர்க்விஸ்ட், தி. ஜானகிராமன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ுற்றப் பரம்பரை - வேல ராமமூர்த்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ுறுகிய வழி - ஆந்த்ரே ழீடு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ொரில்லா – ஷோபா சக்தி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ொற்கை - ஜோ டி குருஸ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ோபல்ல கிராமம் – கி. ராஜநாராயண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ங்கதி - பா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ப்தங்கள் - வைக்கம் முகம்மது பஷீர்</text:p>
          </table:table-cell>
          <table:table-cell office:value-type="string" calcext:value-type="string">
            <text:p>ஓரினச்சேர்க்கையாளர் (ஆண்) பற்றினது, 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ம்பத் சிறுகதைகள் (2 தொகுப்புகள்)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த்திய சோதனை - காந்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ாய்வு நாற்காலி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ாயாவனம் - சா. கந்தசாம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ாருலதா - தி. குலசேக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ிந்தா நதி - லா. ச. ராமாமிருதம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ின்னச் சின்ன வாக்கியங்கள் - பியரெத் ஃப்லுசியே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ுளுந்தீ - முத்துநாகு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ூல் - சோ. தர்மன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ெந்நெல் - சோலை சுந்தரம் பெருமா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ொல்லாராய்ச்சிக் கட்டுரைகள் - ஞா. தேவநேயப் பாவாண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சித்த மானிடம் - கரிச்சான் குஞ்ச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ண்டைத் தமிழர் வாழ்வும் வழிபாடும் - க. கைலாசப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ண்பாட்டு அசைவுகள் - தொ. பரமசி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ள்ளிக்கூடம் - பா. செயப்பிரகாசம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ழையன கழிதலும் - ப. சிவகாம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ாகீரதியின் மதியம் - பா. வெங்கடேச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ாணர் இனவரைவியல் - பக்தவத்சல பாரதி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ார்த்தீனியம் - தமிழ்நதி</text:p>
          </table:table-cell>
          <table:table-cell office:value-type="string" calcext:value-type="string">
            <text:p>ஈழ இலக்கியம்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ாழி - கோணங்க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ிரயாணக் கட்டுரைகள் - ஏ. கே. செட்டியார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ிரபாகரன் வாழ்வும் மரணமும் - பா. ராக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ுத்தம்வீடு – <text:s/>ஹெப்சிபா ஜேசுதாச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ுறநானூறு புதிய வரிசை வகை - சாலமன் பாப்பைய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ுறநானூறு - ஓர் எளிய அறிமுகம் - சுஜாத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ேட்டை - தமிழ்ப்பிரப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ொண்டாட்டி - அராத்த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ொய்தேவு – க. நா. சுப்ரமணிய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ண்ட்டோ படைப்புகள் - ராமாநுஜம்</text:p>
          </table:table-cell>
          <table:table-cell office:value-type="string" calcext:value-type="string">
            <text:p>இந்திய பாகிதான் பிரிப்பு பற்றி, எஸ். ரா. பரிந்துரை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மண்ணில் தெரியுது வானம் - ந. சிதம்பர சுப்பிரமணியன்</text:p>
          </table:table-cell>
          <table:table-cell office:value-type="string" calcext:value-type="string">
            <text:p>சிறு பிள்ளைகளுக்கு படித்து காட்ட வேண்டிய புத்தகம் - சாரு நிவேதிதா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ண்ணும் மனிதரும் - சிவராம காரந்த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தகுரு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தில்கள் - வைக்கம் முகம்மது பஷீ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றைக்கப்பட்ட பக்கங்கள்: பால் - பாலினம் - பாலியல் ஒருங்கிணைவு - கோபி சங்க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ன்னார் பொழுதுகள் - வேல்முருகன் இளங்கோ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ாபெரும் தமிழ்க் கனவ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ாலன் சிறுகதைகள் - மாலன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ிஷன் காம்பவுண்ட் - கணேசகுமாரன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ீன்காரத் தெரு - கீரனூர் ஜாகிர்ராஜ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ுகிலினி - இரா. முருகவே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ேய்ப்பர்கள் - பவா செல்லதுரை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ொழி எங்கள் உயிருக்கு நேர் - ஆழி செந்தில்நாதன்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ோக முள் - தி. ஜானகிராம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ௌனத்தின் சாட்சியங்கள் - சம்சுதீன் ஹீர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தமிழர் தலைவர் - பெரியார் வாழ்கை வரலாறு - சாமி. சிதம்பரனா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மிழர் திருமணம் - ஞா. தேவநேயப் பாவாண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மிழரின் தொன்மை - குண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ந்தை கோரியோ - ஒனோரே தெ பல்சாக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லைகீழ் விகிதங்கள் – நாஞ்சில் நாட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லைமுறைகள் – நீல. பத்மநாப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ிருடன் மணியன்பிள்ளை - குளச்சல் மு. யூசுப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ிருநங்கையர் சமூக வரைவியல் - பத்மபார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ுறைவன் - கிறிஸ்டோபர் ஆண்டன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தெரிந்த வரலாற்றின் தெரியாத பக்கங்கள் - கிருஷ்ணவேல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தேவமலர்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தொலைந்துபோன சிறிய அளவிலான கருப்பு நிற பைபிள் - சாதன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ஞ்சுண்டகாடு - குணா கவியழ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நரிக்குறவர் இனவரைவியல் - கரசூர் பத்மபார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றுமணத் தோட்டம் - பெரு. முருக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ாகம்மாள் - ஆர். சண்முகசுந்தர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ாடற்றவனின் முகவரியிலிருந்து - பா. ம. மகிழ்நன்</text:p>
          </table:table-cell>
          <table:table-cell office:value-type="string" calcext:value-type="string">
            <text:p>அம்பேத்கர் பற்றி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நான் ஓர் இந்துவாக சாக மாட்டேன் - அம்பேத்கர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நித்யகன்னி – எம். வி. வெங்கட்ராம்</text:p>
          </table:table-cell>
          <table:table-cell office:value-type="string" calcext:value-type="string">
            <text:p>க. நா. சு - தமிழின் முதல் வட்டார நாவல்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நிலம் பூத்து மலர்ந்த நாள் - மனோஜ் குரூர், K. V. ஜெயசிர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நிழலற்ற பெருவெளி - தாஹர் பென் ஜீலோவ்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ிழலின் தனிமை - தேவிபார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ராமசேசன் - ஆதவன்</text:p>
          </table:table-cell>
          <table:table-cell office:value-type="string" calcext:value-type="string">
            <text:p>சாரு நிவேதிதா பரிந்துரை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வால்காவிலிருந்து கங்கை வரை - ராகுல் சாங்கிருத்தியாயன் (ஆசிரியர்), யூமா வாசுகி (தமிழில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ாழ்தல் இனிது - ஆத்மார்த்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ாழும் நல்லிணக்கம் - <text:s/>சபா நக்வ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ானம் வசப்படும் - <text:s/>பிரபஞ்ச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ிடமேறிய கனவு - குணா கவியழகன் (ஈழ இலக்கியம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ிமரிசனக்கலை - க. நா. சுப்ரமண்ய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ீரபாண்டியன் மனைவி – அரு. ராமநாதன்</text:p>
          </table:table-cell>
          <table:table-cell office:value-type="string" calcext:value-type="string">
            <text:p>சாரு நிவேதிதா பரிந்துரை, 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வெட்டுப்புலி - தமிழ்ம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வேறு ஒரு கதை சொல்லட்டுமா சார் - சான்டி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வேர்கள் - அலெக்ஸ் ஹேலி</text:p>
          </table:table-cell>
          <table:table-cell office:value-type="string" calcext:value-type="string">
            <text:p>வெற்றிமாற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ஜீவன் லீலா - காகாகாலேல்கர் (ஆசிரியர்), பி. எம். கிருஷ்ணசாமி (தமிழில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ஜென் சதை ஜென் எலும்புகள் - பால் ரெப்ஸ், நியோஜென் சென்ஸ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3" table:number-rows-repeated="1048421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21:38:32.128643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4.2$Linux_X86_64 LibreOffice_project/00$Build-2</meta:generator>
    <dc:date>2020-12-18T08:28:18.347764535</dc:date>
    <meta:editing-duration>PT17H24M11S</meta:editing-duration>
    <meta:editing-cycles>119</meta:editing-cycles>
    <meta:document-statistic meta:table-count="1" meta:cell-count="226" meta:object-count="0"/>
  </office:meta>
</office:document-meta>
</file>